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b48" officeooo:paragraph-rsid="00177b48"/>
    </style:style>
    <style:style style:name="P2" style:family="paragraph" style:parent-style-name="Standard">
      <style:text-properties officeooo:rsid="00194906" officeooo:paragraph-rsid="00194906"/>
    </style:style>
    <style:style style:name="P3" style:family="paragraph" style:parent-style-name="Standard">
      <style:text-properties officeooo:rsid="001b1606" officeooo:paragraph-rsid="001b1606"/>
    </style:style>
    <style:style style:name="P4" style:family="paragraph" style:parent-style-name="Standard">
      <style:text-properties officeooo:rsid="001be908" officeooo:paragraph-rsid="001be908"/>
    </style:style>
    <style:style style:name="P5" style:family="paragraph" style:parent-style-name="Standard">
      <style:text-properties officeooo:rsid="000b3ccd" officeooo:paragraph-rsid="001d4e35"/>
    </style:style>
    <style:style style:name="P6" style:family="paragraph" style:parent-style-name="Standard">
      <style:text-properties officeooo:rsid="001e0a88" officeooo:paragraph-rsid="001e0a88"/>
    </style:style>
    <style:style style:name="P7" style:family="paragraph" style:parent-style-name="Standard">
      <style:text-properties officeooo:rsid="000b3ccd" officeooo:paragraph-rsid="001d4e35"/>
    </style:style>
    <style:style style:name="P8" style:family="paragraph" style:parent-style-name="Standard">
      <style:text-properties fo:font-weight="bold" officeooo:rsid="000b3ccd" officeooo:paragraph-rsid="001d4e35" style:font-weight-asian="bold" style:font-weight-complex="bold"/>
    </style:style>
    <style:style style:name="P9" style:family="paragraph" style:parent-style-name="Standard">
      <style:text-properties officeooo:rsid="001ee96d" officeooo:paragraph-rsid="001ee96d"/>
    </style:style>
    <style:style style:name="P10" style:family="paragraph" style:parent-style-name="Standard">
      <style:text-properties officeooo:rsid="00177b48" officeooo:paragraph-rsid="001ee96d"/>
    </style:style>
    <style:style style:name="P11" style:family="paragraph" style:parent-style-name="Standard">
      <style:text-properties officeooo:rsid="00194906" officeooo:paragraph-rsid="00177b48"/>
    </style:style>
    <style:style style:name="P12" style:family="paragraph" style:parent-style-name="Standard">
      <style:text-properties officeooo:rsid="00194906" officeooo:paragraph-rsid="00194906"/>
    </style:style>
    <style:style style:name="P13" style:family="paragraph" style:parent-style-name="Standard">
      <style:text-properties officeooo:rsid="001e0a88" officeooo:paragraph-rsid="001e0a88"/>
    </style:style>
    <style:style style:name="P14" style:family="paragraph" style:parent-style-name="Standard">
      <style:text-properties officeooo:rsid="001f8b67" officeooo:paragraph-rsid="001f8b67"/>
    </style:style>
    <style:style style:name="T1" style:family="text">
      <style:text-properties officeooo:rsid="001b2420"/>
    </style:style>
    <style:style style:name="T2" style:family="text">
      <style:text-properties officeooo:rsid="001be90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8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it</text:p>
      <text:p text:style-name="P5"/>
      <text:p text:style-name="P5">Branches: versão independente e editável que se cria de um código.</text:p>
      <text:p text:style-name="P5">Branchs Master: onde se deixa o código principal.</text:p>
      <text:p text:style-name="P5">Merge: Fusão ou mesclagem. Quando se faz a fusão <text:s/>de alterações feias em um arquivo.</text:p>
      <text:p text:style-name="P5"/>
      <text:p text:style-name="P6"><text:span text:style-name="T3">Começando com o git:</text:span><text:line-break/></text:p>
      <text:p text:style-name="P6">Criar uma pasta em um diretório qualquer: mkdir nomePasta</text:p>
      <text:p text:style-name="P6">Navegar até a pasta: cd nomePasta</text:p>
      <text:p text:style-name="P6">Começar um novo repositório vinculado ao git dentro da pasta criada: git init<text:line-break/>Verificar o status da pasta criada: git status</text:p>
      <text:p text:style-name="P6">Criar um arquivo qualquer dentro da pasta: touch nomearquivo.txt</text:p>
      <text:p text:style-name="P6"/>
      <text:p text:style-name="P6">Antes de comitar, deve-se adicionar o que será comitado!</text:p>
      <text:p text:style-name="P6"/>
      <text:p text:style-name="P6">Adicionando arquivo: git add nomearquivo.txt</text:p>
      <text:p text:style-name="P9">Comitando o arquivo adicionado: <text:s/>git commit -m “my first commit”</text:p>
      <text:p text:style-name="P14">Histórico de Commit: git log</text:p>
      <text:p text:style-name="P9"/>
      <text:p text:style-name="P9">___________________________________</text:p>
      <text:p text:style-name="P9"/>
      <text:p text:style-name="P10"/>
      <text:p text:style-name="P6"><text:span text:style-name="T3">Anotações Aula:</text:span></text:p>
      <text:p text:style-name="P11"/>
      <text:p text:style-name="P2">Untracked: não está listada pra ir pra dentro de um commit.</text:p>
      <text:p text:style-name="P2">Tracked: preparado <text:span text:style-name="T4">para commit.</text:span></text:p>
      <text:p text:style-name="P2"/>
      <text:p text:style-name="P2">Se tiver untracked: </text:p>
      <text:p text:style-name="P2">git add form.html (para add só um arquivo especifico <text:span text:style-name="T2">(pra não adicionar tudo)</text:span> <text:span text:style-name="T4">) </text:span>– PREPARAR PARA COMMIT!)</text:p>
      <text:p text:style-name="P2"/>
      <text:p text:style-name="P14">Exemplo de como dar commit:</text:p>
      <text:p text:style-name="P2">-m: define a msg!</text:p>
      <text:p text:style-name="P2"/>
      <text:p text:style-name="P2">Git commit -m “C0” </text:p>
      <text:p text:style-name="P2">Git commit -m “C1” </text:p>
      <text:p text:style-name="P2">Git commit -m “C2” </text:p>
      <text:p text:style-name="P2"/>
      <text:p text:style-name="P3">Branch: cópia exata do código que está sendo desenvolvido.</text:p>
      <text:p text:style-name="P3"><text:line-break/><text:span text:style-name="T1">git checkout nomeBranch – Trocar de branch</text:span></text:p>
      <text:p text:style-name="P3"/>
      <text:p text:style-name="P4">Merge: Pegar alteração de uma branch e juntar em outra. </text:p>
      <text:p text:style-name="P4"/>
      <text:p text:style-name="P4">Exemplo:</text:p>
      <text:p text:style-name="P4"/>
      <text:p text:style-name="P4">eu quero na master juntar o que tem na branch X<text:line-break/><text:line-break/>git checkout master</text:p>
      <text:p text:style-name="P4">git merge newfor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6:21:34.337897263</meta:creation-date>
    <dc:date>2020-08-17T18:19:53.490957751</dc:date>
    <meta:editing-duration>PT29M55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1" meta:paragraph-count="30" meta:word-count="215" meta:character-count="1308" meta:non-whitespace-character-count="1111"/>
  </office:meta>
</office:document-meta>
</file>